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874cm" fo:min-width="3.1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23cm" fo:min-width="13.53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78cm" fo:min-width="10.2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79cm" fo:min-width="10.24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02cm" fo:min-width="6.78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78cm" fo:min-width="10.239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1.02cm" fo:min-width="6.78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224b12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color="#224b12"/>
    </style:style>
    <style:style style:name="T2" style:family="text">
      <style:text-properties fo:color="#000000"/>
    </style:style>
    <style:style style:name="T3" style:family="text">
      <style:text-properties fo:font-variant="normal" fo:text-transform="none" fo:color="#224b12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6cm" svg:y1="2.7cm" svg:x2="10.7cm" svg:y2="27.6cm">
          <text:p/>
        </draw:line>
        <draw:custom-shape draw:style-name="gr2" draw:text-style-name="P2" draw:layer="layout" svg:width="5.104cm" svg:height="1.588cm" svg:x="7.911cm" svg:y="1.2cm">
          <text:p text:style-name="P2">Début du </text:p>
          <text:p text:style-name="P2">program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14.037cm" svg:height="0.873cm" svg:x="3.551cm" svg:y="3.223cm">
          <text:p text:style-name="P2">Initialisation des modules – Position neut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" draw:id="id2" draw:layer="layout" svg:width="10.74cm" svg:height="1.428cm" svg:x="5.1cm" svg:y="7.672cm">
          <text:p text:style-name="P3"><text:span text:style-name="T1">Bras (@18) vers master (@13)</text:span></text:p>
          <text:p text:style-name="P3"><text:span text:style-name="T2">« B »ras dispo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0.74cm" svg:height="1.429cm" svg:x="5.06cm" svg:y="13.471cm">
          <text:p text:style-name="P3"><text:span text:style-name="T1">Master (@13) vers distributeur </text:span><text:span text:style-name="T1">(@14)</text:span></text:p>
          <text:p text:style-name="P3"><text:span text:style-name="T2">Code « L »ibérer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10.569cm" svg:y1="3.223cm" svg:x2="10.569cm" svg:y2="3.223cm" draw:start-shape="id1" draw:start-glue-point="0" draw:end-shape="id1" draw:end-glue-point="0" svg:d="M10569 3223z" svg:viewBox="0 0 1 1">
          <text:p/>
        </draw:connector>
        <draw:connector draw:style-name="gr6" draw:text-style-name="P4" draw:layer="layout" svg:x1="10.47cm" svg:y1="7.672cm" svg:x2="10.47cm" svg:y2="7.672cm" draw:start-shape="id2" draw:start-glue-point="0" draw:end-shape="id2" draw:end-glue-point="0" svg:d="M10470 7672z" svg:viewBox="0 0 1 1">
          <text:p/>
        </draw:connector>
        <draw:custom-shape draw:style-name="gr4" draw:text-style-name="P3" draw:layer="layout" svg:width="10.74cm" svg:height="1.428cm" svg:x="5.06cm" svg:y="15.572cm">
          <text:p text:style-name="P3"><text:span text:style-name="T1">Portique (@16) vers master (@13)</text:span></text:p>
          <text:p text:style-name="P3"><text:span text:style-name="T2">« C »ouleur 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4" draw:id="id4" draw:layer="layout" svg:width="14.567cm" svg:height="2.54cm" svg:x="3.333cm" svg:y="19.4cm">
          <text:p text:style-name="P5"><text:span text:style-name="T1">Convoyeur (@12) vers master (@13)</text:span></text:p>
          <text:p text:style-name="P5"><text:span text:style-name="T2">« P »résence cub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xml:id="id5" draw:id="id5" draw:layer="layout" svg:width="10.74cm" svg:height="1.429cm" svg:x="4.946cm" svg:y="22.568cm">
          <text:p text:style-name="P3"><text:span text:style-name="T1">Master (@13) vers convoyeur (@11)</text:span></text:p>
          <text:p text:style-name="P3"><text:span text:style-name="T2">« S »top mo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0.74cm" svg:height="1.428cm" svg:x="5.1cm" svg:y="9.572cm">
          <text:p text:style-name="P3"><text:span text:style-name="T1">M</text:span><text:span text:style-name="T1">a</text:span><text:span text:style-name="T1">s</text:span><text:span text:style-name="T1">t</text:span><text:span text:style-name="T1">e</text:span><text:span text:style-name="T1">r </text:span><text:span text:style-name="T1">(</text:span><text:span text:style-name="T1">@</text:span><text:span text:style-name="T1">1</text:span><text:span text:style-name="T1">3</text:span><text:span text:style-name="T1">) </text:span><text:span text:style-name="T1">v</text:span><text:span text:style-name="T1">e</text:span><text:span text:style-name="T1">r</text:span><text:span text:style-name="T1">s </text:span><text:span text:style-name="T1">a</text:span><text:span text:style-name="T1">ffi</text:span><text:span text:style-name="T1">c</text:span><text:span text:style-name="T1">h</text:span><text:span text:style-name="T1">e</text:span><text:span text:style-name="T1">u</text:span><text:span text:style-name="T1">r </text:span><text:span text:style-name="T1">(</text:span><text:span text:style-name="T1">@</text:span><text:span text:style-name="T1">1</text:span><text:span text:style-name="T1">7</text:span><text:span text:style-name="T1">)</text:span></text:p>
          <text:p text:style-name="P3"><text:span text:style-name="T2">e</text:span><text:span text:style-name="T2">x</text:span><text:span text:style-name="T2">ti</text:span><text:span text:style-name="T2">n</text:span><text:span text:style-name="T2">c</text:span><text:span text:style-name="T2">ti</text:span><text:span text:style-name="T2">o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0.739cm" svg:height="1.428cm" svg:x="5cm" svg:y="24.6cm">
          <text:p text:style-name="P3"><text:span text:style-name="T1">M</text:span><text:span text:style-name="T1">a</text:span><text:span text:style-name="T1">s</text:span><text:span text:style-name="T1">t</text:span><text:span text:style-name="T1">e</text:span><text:span text:style-name="T1">r </text:span><text:span text:style-name="T1">(</text:span><text:span text:style-name="T1">@</text:span><text:span text:style-name="T1">1</text:span><text:span text:style-name="T1">3</text:span><text:span text:style-name="T1">) </text:span><text:span text:style-name="T1">v</text:span><text:span text:style-name="T1">e</text:span><text:span text:style-name="T1">r</text:span><text:span text:style-name="T1">s </text:span><text:span text:style-name="T1">b</text:span><text:span text:style-name="T1">r</text:span><text:span text:style-name="T1">a</text:span><text:span text:style-name="T1">s </text:span><text:span text:style-name="T1">(</text:span><text:span text:style-name="T1">@</text:span><text:span text:style-name="T1">1</text:span><text:span text:style-name="T1">8</text:span><text:span text:style-name="T1">)</text:span></text:p>
          <text:p text:style-name="P3"><text:span text:style-name="T2">C</text:span><text:span text:style-name="T2">o</text:span><text:span text:style-name="T2">ul</text:span><text:span text:style-name="T2">e</text:span><text:span text:style-name="T2">u</text:span><text:span text:style-name="T2">r </text:span><text:span text:style-name="T2">: </text:span><text:span text:style-name="T2">«</text:span><text:span text:style-name="T2"> </text:span><text:span text:style-name="T2">R</text:span><text:span text:style-name="T2"> </text:span><text:span text:style-name="T2">»</text:span><text:span text:style-name="T2">, </text:span><text:span text:style-name="T2">«</text:span><text:span text:style-name="T2"> </text:span><text:span text:style-name="T2">V</text:span><text:span text:style-name="T2"> </text:span><text:span text:style-name="T2">»</text:span><text:span text:style-name="T2">, </text:span><text:span text:style-name="T2">«</text:span><text:span text:style-name="T2"> </text:span><text:span text:style-name="T2">B</text:span><text:span text:style-name="T2"> </text:span><text:span text:style-name="T2">» </text:span><text:span text:style-name="T2">e</text:span><text:span text:style-name="T2">t </text:span><text:span text:style-name="T2">«</text:span><text:span text:style-name="T2"> </text:span><text:span text:style-name="T2">Y</text:span><text:span text:style-name="T2"> </text:span><text:span text:style-name="T2">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0.74cm" svg:height="1.428cm" svg:x="5.046cm" svg:y="11.396cm">
          <text:p text:style-name="P3"><text:span text:style-name="T1">Master (@13) vers convoyeur (@11)</text:span></text:p>
          <text:p text:style-name="P3"><text:span text:style-name="T2">« D »émarage moteur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0.739cm" svg:height="1.428cm" svg:x="5cm" svg:y="26.7cm">
          <text:p text:style-name="P3"><text:span text:style-name="T1">Convoyeur (@12) vers master </text:span><text:span text:style-name="T1">(@13)</text:span></text:p>
          <text:p text:style-name="P3"><text:span text:style-name="T2">Objet « A »abs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3" draw:id="id3" draw:layer="layout" svg:width="14.567cm" svg:height="2.54cm" svg:x="3.333cm" svg:y="4.56cm">
          <text:p text:style-name="P5"><text:span text:style-name="T3">Master </text:span><text:span text:style-name="T1">(@13) vers bras (@18) </text:span></text:p>
          <text:p text:style-name="P5"><text:span text:style-name="T2">Attente dispo br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3.333cm" svg:y1="5.83cm" svg:x2="5.1cm" svg:y2="8.386cm" draw:start-shape="id3" draw:start-glue-point="5" draw:end-shape="id2" draw:end-glue-point="3" svg:d="M3333 5830h-502v2556h2269" svg:viewBox="0 0 2270 2557">
          <text:p/>
        </draw:connector>
        <draw:connector draw:style-name="gr6" draw:text-style-name="P4" draw:layer="layout" svg:x1="3.333cm" svg:y1="20.67cm" svg:x2="4.946cm" svg:y2="23.282cm" draw:start-shape="id4" draw:start-glue-point="5" draw:end-shape="id5" draw:end-glue-point="3" svg:d="M3333 20670h-502v2612h2115" svg:viewBox="0 0 2116 2613">
          <text:p/>
        </draw:connector>
        <draw:custom-shape draw:style-name="gr4" draw:text-style-name="P3" draw:layer="layout" svg:width="10.74cm" svg:height="1.428cm" svg:x="5.06cm" svg:y="17.472cm">
          <text:p text:style-name="P3"><text:span text:style-name="T1">Master (@13) vers afficheur </text:span><text:span text:style-name="T1">(@17)</text:span></text:p>
          <text:p text:style-name="P3"><text:span text:style-name="T2">Envoi de la couleu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7T18:43:17.297430282</meta:creation-date>
    <dc:date>2025-02-11T19:33:10.924628197</dc:date>
    <meta:editing-duration>PT8M1S</meta:editing-duration>
    <meta:editing-cycles>3</meta:editing-cycles>
    <meta:generator>LibreOffice/6.4.7.2$Linux_X86_64 LibreOffice_project/40$Build-2</meta:generator>
    <meta:document-statistic meta:object-count="18"/>
  </office:meta>
</office:document-meta>
</file>